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0bd02" officeooo:paragraph-rsid="0010bd02"/>
    </style:style>
    <style:style style:name="P2" style:family="paragraph" style:parent-style-name="Table_20_Contents">
      <style:text-properties officeooo:rsid="00127a72" officeooo:paragraph-rsid="00127a72"/>
    </style:style>
    <style:style style:name="P3" style:family="paragraph" style:parent-style-name="Table_20_Contents">
      <style:text-properties officeooo:rsid="0013960c" officeooo:paragraph-rsid="0013960c"/>
    </style:style>
    <style:style style:name="P4" style:family="paragraph" style:parent-style-name="Table_20_Contents">
      <style:text-properties officeooo:rsid="0017c3c3" officeooo:paragraph-rsid="0017c3c3"/>
    </style:style>
    <style:style style:name="P5" style:family="paragraph" style:parent-style-name="Standard">
      <style:text-properties officeooo:rsid="0010bd02" officeooo:paragraph-rsid="0010bd02"/>
    </style:style>
    <style:style style:name="P6" style:family="paragraph" style:parent-style-name="Standard">
      <style:text-properties officeooo:rsid="0017c3c3" officeooo:paragraph-rsid="0017c3c3"/>
    </style:style>
    <style:style style:name="T1" style:family="text">
      <style:text-properties officeooo:rsid="0013960c"/>
    </style:style>
    <style:style style:name="T2" style:family="text">
      <style:text-properties officeooo:rsid="0014859e"/>
    </style:style>
    <style:style style:name="T3" style:family="text">
      <style:text-properties officeooo:rsid="0017ed8a"/>
    </style:style>
    <style:style style:name="T4" style:family="text">
      <style:text-properties officeooo:rsid="0019d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pellChecker</text:p>
            <text:p text:style-name="P1"><text:span text:style-name="T1">(</text:span>spellchecker.py<text:span text:style-name="T1">)</text:span></text:p>
            <text:p text:style-name="P1">----</text:p>
            <text:p text:style-name="P1"/>
            <text:p text:style-name="P3">+<text:span text:style-name="T2">words : trie</text:span></text:p>
            <text:p text:style-name="P1">----</text:p>
            <text:p text:style-name="P1"/>
            <text:p text:style-name="P4"/>
            <text:p text:style-name="P1"/>
            <text:p text:style-name="P1"/>
          </table:table-cell>
          <table:table-cell table:style-name="Table1.A1" office:value-type="string">
            <text:p text:style-name="P1">Trie</text:p>
            <text:p text:style-name="P3">(trie.py)</text:p>
            <text:p text:style-name="P1">----</text:p>
            <text:p text:style-name="P2"/>
            <text:p text:style-name="P2">+root : no<text:span text:style-name="T1">de</text:span></text:p>
            <text:p text:style-name="P2">----</text:p>
            <text:p text:style-name="P2"/>
            <text:p text:style-name="P2">+add_word(string) : none</text:p>
            <text:p text:style-name="P2">+check_word(string) : boolean</text:p>
            <text:p text:style-name="P2">+get_words_by_prefix(string) : <text:span text:style-name="T4">list&lt;</text:span>node<text:span text:style-name="T4">&gt;</text:span></text:p>
            <text:p text:style-name="P2"/>
            <text:p text:style-name="P2"/>
          </table:table-cell>
          <table:table-cell table:style-name="Table1.C1" office:value-type="string">
            <text:p text:style-name="P1">Node</text:p>
            <text:p text:style-name="P3">(node.py)</text:p>
            <text:p text:style-name="P1">----</text:p>
            <text:p text:style-name="P1"/>
            <text:p text:style-name="P1">+letter : string</text:p>
            <text:p text:style-name="P1">+children : list&lt;node&gt;</text:p>
            <text:p text:style-name="P1">+end : boolean</text:p>
          </table:table-cell>
        </table:table-row>
      </table:table>
      <text:p text:style-name="P5"/>
      <text:p text:style-name="P6">SpellChecker has a composition relation with trie. Trie <text:span text:style-name="T3">and </text:span>Node has an aggregation relation with <text:span text:style-name="T3">each oth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ystian Manczak</meta:initial-creator>
    <meta:creation-date>2019-03-29T22:02:12.991000000</meta:creation-date>
    <dc:date>2019-03-30T00:33:18.855000000</dc:date>
    <dc:creator>Krystian Manczak</dc:creator>
    <meta:editing-duration>PT1H24M36S</meta:editing-duration>
    <meta:editing-cycles>7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20" meta:word-count="52" meta:character-count="355" meta:non-whitespace-character-count="323"/>
  </office:meta>
</office:document-meta>
</file>